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line-height="150%" fo:text-align="center" style:justify-single-word="false"/>
      <style:text-properties style:font-name="Times New Roman" fo:font-size="14pt" officeooo:rsid="001266f4" officeooo:paragraph-rsid="001266f4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officeooo:paragraph-rsid="001177e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177e1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paragraph-rsid="001177e1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177e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fo:language="uk" fo:country="UA" officeooo:paragraph-rsid="001177e1" style:font-size-asian="14pt" style:font-name-complex="Times New Roman2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officeooo:rsid="001266f4" officeooo:paragraph-rsid="001266f4" style:font-size-asian="14pt" style:font-size-complex="14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266f4" officeooo:paragraph-rsid="001266f4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officeooo:rsid="001266f4" officeooo:paragraph-rsid="001266f4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4pt" officeooo:rsid="001266f4" officeooo:paragraph-rsid="001266f4" style:font-size-asian="14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Times New Roman" fo:font-size="14pt" officeooo:paragraph-rsid="001266f4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officeooo:paragraph-rsid="001266f4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4pt" officeooo:paragraph-rsid="001266f4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1266f4" officeooo:paragraph-rsid="001266f4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266f4" officeooo:paragraph-rsid="001266f4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Times New Roman" officeooo:paragraph-rsid="001266f4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paragraph-rsid="001266f4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266f4" officeooo:paragraph-rsid="001266f4"/>
    </style:style>
    <style:style style:name="T1" style:family="text">
      <style:text-properties officeooo:rsid="001266f4"/>
    </style:style>
    <style:style style:name="T2" style:family="text">
      <style:text-properties fo:font-size="14pt" fo:language="uk" fo:country="UA" style:font-size-asian="14pt" style:font-name-complex="Times New Roman2" style:font-size-complex="14pt"/>
    </style:style>
    <style:style style:name="T3" style:family="text">
      <style:text-properties fo:font-size="14pt" fo:language="uk" fo:country="UA" officeooo:rsid="001177e1" style:font-size-asian="14pt" style:font-name-complex="Times New Roman2" style:font-size-complex="14pt"/>
    </style:style>
    <style:style style:name="T4" style:family="text">
      <style:text-properties fo:font-size="14pt" fo:language="uk" fo:country="UA" officeooo:rsid="001266f4" style:font-size-asian="14pt" style:font-name-complex="Times New Roman2" style:font-size-complex="14pt"/>
    </style:style>
    <style:style style:name="T5" style:family="text">
      <style:text-properties fo:font-size="14pt" style:font-size-asian="14pt" style:font-name-complex="Times New Roman2" style:font-size-complex="14pt"/>
    </style:style>
    <style:style style:name="T6" style:family="text">
      <style:text-properties fo:font-size="14pt" officeooo:rsid="001177e1" style:font-size-asian="14pt" style:font-name-complex="Times New Roman2" style:font-size-complex="14pt"/>
    </style:style>
    <style:style style:name="T7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fo:language="uk" fo:country="UA" style:font-name-complex="Times New Roman2"/>
    </style:style>
    <style:style style:name="T9" style:family="text">
      <style:text-properties fo:language="uk" fo:country="UA" officeooo:rsid="001177e1" style:font-name-complex="Times New Roman2"/>
    </style:style>
    <style:style style:name="T10" style:family="text">
      <style:text-properties fo:language="uk" fo:country="UA" officeooo:rsid="001266f4" style:font-name-complex="Times New Roman2"/>
    </style:style>
    <style:style style:name="T11" style:family="text">
      <style:text-properties fo:language="uk" fo:country="UA" fo:font-weight="bold" style:font-weight-asian="bold" style:font-name-complex="Times New Roman2" style:font-weight-complex="bold"/>
    </style:style>
    <style:style style:name="T12" style:family="text">
      <style:text-properties style:font-name-complex="Times New Roman2"/>
    </style:style>
    <style:style style:name="T13" style:family="text">
      <style:text-properties style:text-position="super 58%" officeooo:rsid="001266f4"/>
    </style:style>
    <style:style style:name="T14" style:family="text">
      <style:text-properties style:text-position="super 58%" fo:language="uk" fo:country="UA" style:font-name-complex="Times New Roman2"/>
    </style:style>
    <style:style style:name="T15" style:family="text">
      <style:text-properties style:text-position="super 58%" fo:font-size="14pt" fo:language="uk" fo:country="UA" officeooo:rsid="001266f4" style:font-size-asian="14pt" style:font-name-complex="Times New Roman2" style:font-size-complex="14pt"/>
    </style:style>
    <style:style style:name="T16" style:family="text">
      <style:text-properties style:text-position="sub 58%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Звіт</text:span></text:p>
      <text:p text:style-name="P2"><text:span text:style-name="T5">про виконання завдання з самостійної роботи</text:span></text:p>
      <text:p text:style-name="P2"><text:span text:style-name="T5">з курсу «</text:span><text:span text:style-name="T7">Теорія ймовірностей та математична статистика</text:span><text:span text:style-name="T5">»</text:span></text:p>
      <text:p text:style-name="P2"><text:span text:style-name="T5">тема «</text:span><text:span text:style-name="T7">ЗАКОН ВЕЛИКИХ ЧИСЕЛ</text:span><text:span text:style-name="T5">»</text:span></text:p>
      <text:p text:style-name="P2"><text:span text:style-name="T2"><text:s/></text:span><text:span text:style-name="T5">студент</text:span><text:span text:style-name="T2">ом</text:span><text:span text:style-name="T5"> </text:span><text:span text:style-name="T6">Попов </text:span><text:span text:style-name="T2">А</text:span><text:span text:style-name="T5">.</text:span><text:span text:style-name="T2"> </text:span><text:span text:style-name="T3">А</text:span><text:span text:style-name="T5">.</text:span><text:span text:style-name="T2"> </text:span><text:span text:style-name="T5">(група К</text:span><text:span text:style-name="T3">С</text:span><text:span text:style-name="T5">-2</text:span><text:span text:style-name="T2">3</text:span><text:span text:style-name="T3">1</text:span><text:span text:style-name="T5">)</text:span></text:p>
      <text:p text:style-name="P2"><text:span text:style-name="T5">в 202</text:span><text:span text:style-name="T2">4</text:span><text:span text:style-name="T5">-202</text:span><text:span text:style-name="T2">5</text:span><text:span text:style-name="T5"> навчальному році</text:span></text:p>
      <text:p text:style-name="P5"><text:span text:style-name="T12">за індивідуальним варіантом даних </text:span><text:span text:style-name="T8">№</text:span><text:span text:style-name="T9">17</text:span></text:p>
      <text:p text:style-name="P6"/>
      <text:p text:style-name="P4"><text:span text:style-name="T11">Завдання. </text:span><text:span text:style-name="T8">Оцініть імовірності, застосовуючи нерівності і теорему</text:span></text:p>
      <text:p text:style-name="P3"><text:span text:style-name="T8">Чебишова або теорему Бернуллі.</text:span></text:p>
      <text:p text:style-name="P3"><text:span text:style-name="T11">Задача 17. </text:span><text:span text:style-name="T8">Виробництво дає 1% браку. Оцініть імовірність того, що серед</text:span></text:p>
      <text:p text:style-name="P3"><text:span text:style-name="T8">перевірених 1100 виробів бракованих буде не більш як 20.</text:span></text:p>
      <text:p text:style-name="P3"><text:span text:style-name="T8"/></text:p>
      <text:h text:style-name="P1" text:outline-level="4"><text:span text:style-name="T8">Розв’язання:</text:span></text:h>
      <text:p text:style-name="P7"><text:span text:style-name="T8">Введемо позначення на вхідні дані:</text:span></text:p>
      <text:p text:style-name="P7"><text:span text:style-name="T8">p = 0.01 — 1% браку.</text:span></text:p>
      <text:p text:style-name="P7"><text:span text:style-name="T8">N = 1100 — кількість виробів.</text:span></text:p>
      <text:p text:style-name="P7"><text:span text:style-name="T8"/></text:p>
      <text:p text:style-name="P11"><text:span text:style-name="T1">Спочатку знайдемо математичне сподівання M та дисперсію </text:span>σ<text:span text:style-name="T13">2</text:span> <text:span text:style-name="T1">випадкової величини Х, що є кількістю бракованих виробів.</text:span></text:p>
      <text:p text:style-name="P7">Обчислимо математичне сподівання:<text:line-break/></text:p>
      <text:p text:style-name="P8">М(X) = 1100 * 0,01 = 11.</text:p>
      <text:p text:style-name="P8"/>
      <text:p text:style-name="P7"><text:span text:style-name="T8">Обчислимо дисперсію, скориставшись формулою:</text:span></text:p>
      <text:p text:style-name="P8"><text:soft-page-break/><text:span text:style-name="T8"><text:s/>σ</text:span><text:span text:style-name="T14">2</text:span><text:span text:style-name="T8"> = n * p * (1 — p).</text:span></text:p>
      <text:p text:style-name="P17"><text:span text:style-name="T2">σ</text:span><text:span text:style-name="T15">2</text:span><text:span text:style-name="T2"> </text:span><text:span text:style-name="T4">= 1100 * 0,01 * 0,99 = 10,89.</text:span></text:p>
      <text:p text:style-name="P17"><text:span text:style-name="T4">σ = 3,3.</text:span></text:p>
      <text:p text:style-name="P3"><text:span text:style-name="T8">Оскільки ймовірність браку p мала, а n достатньо велике, використаємо апроксимацію біноміального розподілу нормальним розподілом N(</text:span><text:span text:style-name="T10">M</text:span><text:span text:style-name="T8">,σ2).<text:line-break/>Для події X≤</text:span><text:span text:style-name="T10">20 </text:span><text:span text:style-name="T8">переходимо до нормованої випадкової величини Z:</text:span></text:p>
      <text:p text:style-name="P12"/>
      <text:p text:style-name="P12"><text:span text:style-name="T1">Z = (X – M)</text:span> / <text:span text:style-name="T10">σ.</text:span></text:p>
      <text:p text:style-name="P9"><text:span text:style-name="T8">Z ≤ (20 — 11) / 3.3 = 2,73.</text:span></text:p>
      <text:p text:style-name="P9"><text:span text:style-name="T8"/></text:p>
      <text:p text:style-name="P10"><text:span text:style-name="T8">Для підвищення точності розрахунків врахуємо, що X — дискретна величина, а нормальний розподіл — неперервний.<text:line-break/>Корекція безперервності полягає у зміні межі з 20 на 20 + 0.5.<text:line-break/>Формула для Z з урахуванням корекції:</text:span></text:p>
      <text:p text:style-name="P10"><text:span text:style-name="T8"/></text:p>
      <text:p text:style-name="P18"><text:span text:style-name="T4">Z = (X+ 0.5 — M )/ <text:s/>σ.</text:span></text:p>
      <text:p text:style-name="P19"><text:span text:style-name="T2">Z = (20.5 — 11) / 3.3 = 2,88.</text:span></text:p>
      <text:p text:style-name="P9"><text:span text:style-name="T8"/></text:p>
      <text:p text:style-name="P13">Використовуємо стандартну таблицю функції розподілу Φ(Z) нормального розподілу, щоб знайти P(Z ≤ Z<text:span text:style-name="T16">обчислене​</text:span>).<text:line-break/>Це дасть наближену ймовірність події P(X ≤ <text:span text:style-name="T1">20</text:span>). </text:p>
      <text:p text:style-name="P12">Φ<text:span text:style-name="T1">(2,88) = 0,998.</text:span></text:p>
      <text:p text:style-name="P14"/>
      <text:p text:style-name="P15">Відповідь: <text:span text:style-name="T17">Ймовірність того, шо серед 1100 переврених виробів кількість бракованих буде не більшою ніж 20, становить: <text:line-break/></text:span></text:p>
      <text:p text:style-name="P16"><text:span text:style-name="T17">P(X <text:s/>≤ 20) = 0,998 (99,8%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1:15:13.848084553</meta:creation-date>
    <dc:date>2024-12-02T15:36:45.920397655</dc:date>
    <meta:editing-duration>PT14H21M31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2" meta:paragraph-count="32" meta:word-count="253" meta:character-count="1651" meta:non-whitespace-character-count="1362"/>
  </office:meta>
</office:document-meta>
</file>